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1">
      <style:paragraph-properties fo:margin-left="0.2425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-0.0209in"/>
        </style:tab-stops>
      </style:paragraph-properties>
    </style:style>
    <style:style style:name="P6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>
          <style:tab-stop style:position="-0.0209in"/>
        </style:tab-stops>
      </style:paragraph-properties>
    </style:style>
    <style:style style:name="P7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</style:style>
    <style:style style:name="P8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</style:style>
    <style:style style:name="P9" style:family="paragraph" style:parent-style-name="Standard" style:list-style-name="L1">
      <style:paragraph-properties fo:margin-left="0.4925in" fo:margin-right="0in" fo:text-align="start" style:justify-single-word="false" fo:text-indent="0in" style:auto-text-indent="false">
        <style:tab-stops>
          <style:tab-stop style:position="-0.0209in"/>
        </style:tab-stops>
      </style:paragraph-properties>
    </style:style>
    <style:style style:name="P10" style:family="paragraph" style:parent-style-name="Standard" style:list-style-name="L1">
      <style:paragraph-properties fo:margin-left="0.2398in" fo:margin-right="0in" fo:text-align="start" style:justify-single-word="false" fo:text-indent="0in" style:auto-text-indent="false">
        <style:tab-stops>
          <style:tab-stop style:position="-0.0209in"/>
        </style:tab-stops>
      </style:paragraph-properties>
    </style:style>
    <style:style style:name="P11" style:family="paragraph" style:parent-style-name="Standard" style:list-style-name="L1">
      <style:paragraph-properties fo:margin-left="0.4898in" fo:margin-right="0in" fo:text-align="start" style:justify-single-word="false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 style:list-style-name="L2">
      <style:paragraph-properties fo:margin-left="0.2602in" fo:margin-right="0in" fo:text-align="start" style:justify-single-word="false" fo:text-indent="0in" style:auto-text-indent="false">
        <style:tab-stops>
          <style:tab-stop style:position="-0.0209in"/>
        </style:tab-stops>
      </style:paragraph-properties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 Herve</text:p>
      <text:p text:style-name="Standard">CSCD 340 </text:p>
      <text:p text:style-name="Standard"/>
      <text:p text:style-name="P1">Lab 8</text:p>
      <text:p text:style-name="P1"/>
      <text:p text:style-name="P2">4) Run 1 Questions:</text:p>
      <text:p text:style-name="P2"/>
      <text:list xml:id="list769301143" text:style-name="L1">
        <text:list-item>
          <text:p text:style-name="P3">The CPU utilization is 2.74</text:p>
        </text:list-item>
        <text:list-item>
          <text:p text:style-name="P3">myrun_2 has a greater throughput</text:p>
        </text:list-item>
        <text:list-item>
          <text:p text:style-name="P3">SJF has a shorter average turnaround time</text:p>
        </text:list-item>
        <text:list-item>
          <text:p text:style-name="P3">FCFS has a longer maximum turnaround time</text:p>
        </text:list-item>
        <text:list-item>
          <text:p text:style-name="P3">Process 15 finished at approximately 205</text:p>
        </text:list-item>
        <text:list-item>
          <text:p text:style-name="P3">Process 16 finished first</text:p>
        </text:list-item>
        <text:list-item>
          <text:p text:style-name="P3">Process 15 finished last</text:p>
        </text:list-item>
        <text:list-item>
          <text:p text:style-name="P3">Total waiting time = 176.41 * 30 = 5292.3</text:p>
          <text:list>
            <text:list-item>
              <text:p text:style-name="P3">Load Average = 5292.3 / 257.05 = 20.588601439</text:p>
            </text:list-item>
          </text:list>
        </text:list-item>
        <text:list-item>
          <text:p text:style-name="P4">Total waiting time = 86.23 * 30 = 2586.9</text:p>
          <text:list>
            <text:list-item>
              <text:p text:style-name="P8">Load Average = 2586.9 / 256.9 = 10.069676917</text:p>
            </text:list-item>
          </text:list>
        </text:list-item>
        <text:list-item>
          <text:p text:style-name="P10">90 * S * 20.59 = .1 * 5292.3</text:p>
          <text:list>
            <text:list-item>
              <text:p text:style-name="P9">S = 529.23 / 90 / 20.59 = approx. 0.2856</text:p>
            </text:list-item>
          </text:list>
        </text:list-item>
        <text:list-item>
          <text:p text:style-name="P10">90 * S * 10.07 = .1 * 2586.9</text:p>
          <text:list>
            <text:list-item>
              <text:p text:style-name="P11">S = 258.69 / 90 / 10.07 = approx. 0.2854</text:p>
            </text:list-item>
          </text:list>
          <text:p text:style-name="P7"/>
          <text:list>
            <text:list-item>
              <text:list>
                <text:list-header>
                  <text:p text:style-name="P6">5) </text:p>
                </text:list-header>
              </text:list>
            </text:list-item>
          </text:list>
        </text:list-item>
      </text:list>
      <text:p text:style-name="P5"/>
      <text:list xml:id="list1056825482" text:style-name="L2">
        <text:list-item>
          <text:p text:style-name="P12">Processes 1 – 5 are all part of the convoy effect</text:p>
        </text:list-item>
        <text:list-item>
          <text:p text:style-name="P12">Round Robin 1 has the most context switches at 1106</text:p>
        </text:list-item>
        <text:list-item>
          <text:p text:style-name="P12">The processes are switched out the same number of times as the processor switches between I/O processes and cpu processes; the SJF looks different because the shortest jobs are completed first </text:p>
        </text:list-item>
        <text:list-item>
          <text:p text:style-name="P12">The PSJF has a greater number of context switches because processes are switched out when preempted by shorter processes</text:p>
        </text:list-item>
        <text:list-item>
          <text:p text:style-name="P12">The average wait time decreases with a <text:s/>larger time quantum; I hypothesize that this is due to less context switches. </text:p>
        </text:list-item>
        <text:list-item>
          <text:p text:style-name="P12">Both RR 15 and RR 25 match the FCSC data. </text:p>
        </text:list-item>
        <text:list-item>
          <text:p text:style-name="P12">Increases the quantum to 100 would have no effect in this case; it would still work exactly like FCFS</text:p>
        </text:list-item>
      </text:list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erve </meta:initial-creator>
    <meta:creation-date>2014-11-05T14:04:05</meta:creation-date>
    <meta:generator>LibreOffice/3.5$Linux_X86_64 LibreOffice_project/350m1$Build-2</meta:generator>
    <dc:date>2014-11-05T15:17:38</dc:date>
    <dc:creator>dherve </dc:creator>
    <meta:editing-duration>PT58M13S</meta:editing-duration>
    <meta:editing-cycles>9</meta:editing-cycles>
    <meta:document-statistic meta:table-count="0" meta:image-count="0" meta:object-count="0" meta:page-count="1" meta:paragraph-count="28" meta:word-count="263" meta:character-count="90" meta:non-whitespace-character-count="1079"/>
  </office:meta>
</office:document-meta>
</file>